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end" style:justify-single-word="false"/>
      <style:text-properties style:font-name="Arial" officeooo:rsid="00070e5f" officeooo:paragraph-rsid="00070e5f"/>
    </style:style>
    <style:style style:name="P3" style:family="paragraph" style:parent-style-name="Standard">
      <style:paragraph-properties fo:text-align="end" style:justify-single-word="false"/>
      <style:text-properties style:font-name="Arial" officeooo:rsid="0009d2ee" officeooo:paragraph-rsid="0009d2ee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09d2ee" officeooo:paragraph-rsid="0009d2ee"/>
    </style:style>
    <style:style style:name="P5" style:family="paragraph" style:parent-style-name="Standard" style:list-style-name="L1">
      <style:text-properties style:font-name="Arial"/>
    </style:style>
    <style:style style:name="P6" style:family="paragraph" style:parent-style-name="Standard" style:list-style-name="L1">
      <style:text-properties style:font-name="Arial" officeooo:paragraph-rsid="000dfa5b"/>
    </style:style>
    <style:style style:name="P7" style:family="paragraph" style:parent-style-name="Standard">
      <style:text-properties style:font-name="Arial" officeooo:paragraph-rsid="000dfa5b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0ec5e1" officeooo:paragraph-rsid="000ec5e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0578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yecto Final / Sistemas Operativos / CinC – UAEM</text:p>
      <text:p text:style-name="P3">Emanuel García Pérez</text:p>
      <text:p text:style-name="P4"/>
      <text:p text:style-name="P8">(<text:span text:style-name="T1">Especificaciones / </text:span><text:span text:style-name="T2">Robot 4WD Arduino</text:span>)</text:p>
      <text:p text:style-name="P1">Arduino 4WD ultrasónico Robot puede deambular libremente sin supervisión. El sensor ultrasónico detectará cualquier objeto en su camino y conducir alrededor de ellas. La placa electronica Arduino UNO bordo puede ser codificada de manera diferente para que pueda ajustar su robot funcionar a sus órdenes específicas. Proporcionará horas de diversión para el principiante o intermedio robotician.</text:p>
      <text:p text:style-name="P1"/>
      <text:p text:style-name="P1">El kit incluye:</text:p>
      <text:list xml:id="list1328669998261370436" text:style-name="L1">
        <text:list-item>
          <text:p text:style-name="P5">Terminales sin soldadura Breadboard x 1</text:p>
        </text:list-item>
        <text:list-item>
          <text:p text:style-name="P5">Micro Servo x 1</text:p>
        </text:list-item>
        <text:list-item>
          <text:p text:style-name="P5">Sensor ultrasónico x 1</text:p>
        </text:list-item>
        <text:list-item>
          <text:p text:style-name="P5">Jumper Juego de cables x 1</text:p>
        </text:list-item>
        <text:list-item>
          <text:p text:style-name="P5">4WD plataforma móvil x 1</text:p>
        </text:list-item>
        <text:list-item>
          <text:p text:style-name="P5">Kit Arduino Motor Escudo x 1</text:p>
        </text:list-item>
        <text:list-item>
          <text:p text:style-name="P5">Arduino placa electronica x 1</text:p>
        </text:list-item>
        <text:list-item>
          <text:p text:style-name="P5">Motorreductores x 4</text:p>
        </text:list-item>
        <text:list-item>
          <text:p text:style-name="P5">Soporte de la batería AA x 1</text:p>
        </text:list-item>
        <text:list-item>
          <text:p text:style-name="P5">Holder 12v Batería x 1</text:p>
        </text:list-item>
        <text:list-item>
          <text:p text:style-name="P6">Tornillos y Fijaciones</text:p>
        </text:list-item>
      </text:list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anuel GP</meta:initial-creator>
    <meta:creation-date>2015-04-25T18:16:05.153192603</meta:creation-date>
    <dc:date>2015-04-25T21:58:45.154322205</dc:date>
    <dc:creator>Emanuel GP</dc:creator>
    <meta:editing-duration>PT3H40M53S</meta:editing-duration>
    <meta:editing-cycles>10</meta:editing-cycles>
    <meta:generator>LibreOffice/4.2.7.2$Linux_x86 LibreOffice_project/420m0$Build-2</meta:generator>
    <meta:document-statistic meta:table-count="0" meta:image-count="0" meta:object-count="0" meta:page-count="1" meta:paragraph-count="16" meta:word-count="140" meta:character-count="802" meta:non-whitespace-character-count="688"/>
  </office:meta>
</office:document-meta>
</file>